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paragraph-properties fo:text-align="justify" style:justify-single-word="false"/>
      <style:text-properties officeooo:rsid="0023dbcf" officeooo:paragraph-rsid="0023dbcf"/>
    </style:style>
    <style:style style:name="P2" style:family="paragraph" style:parent-style-name="Footnote">
      <style:text-properties officeooo:rsid="0019d898" officeooo:paragraph-rsid="0019d898"/>
    </style:style>
    <style:style style:name="P3" style:family="paragraph" style:parent-style-name="Standard">
      <style:paragraph-properties fo:text-align="justify" style:justify-single-word="false"/>
      <style:text-properties fo:font-size="11.5pt" officeooo:rsid="0028f5a0" officeooo:paragraph-rsid="0019d898" style:font-size-asian="11.5pt" style:font-size-complex="11.5pt"/>
    </style:style>
    <style:style style:name="P4" style:family="paragraph" style:parent-style-name="Standard">
      <style:paragraph-properties fo:text-align="justify" style:justify-single-word="false"/>
      <style:text-properties fo:font-size="11.5pt" officeooo:rsid="001fe485" officeooo:paragraph-rsid="0019d898" style:font-size-asian="11.5pt" style:font-size-complex="11.5pt"/>
    </style:style>
    <style:style style:name="P5" style:family="paragraph" style:parent-style-name="Standard">
      <style:paragraph-properties fo:text-align="justify" style:justify-single-word="false"/>
      <style:text-properties fo:font-size="11.5pt" officeooo:rsid="001e33c9" officeooo:paragraph-rsid="0019d898" style:font-size-asian="11.5pt" style:font-size-complex="11.5pt"/>
    </style:style>
    <style:style style:name="P6" style:family="paragraph" style:parent-style-name="Standard">
      <style:paragraph-properties fo:margin-left="0cm" fo:margin-right="0cm" fo:text-align="justify" style:justify-single-word="false" fo:text-indent="0cm" style:auto-text-indent="false"/>
      <style:text-properties fo:font-size="11.5pt" officeooo:paragraph-rsid="0019d898" style:font-size-asian="11.5pt" style:font-size-complex="11.5pt"/>
    </style:style>
    <style:style style:name="P7" style:family="paragraph" style:parent-style-name="Standard">
      <style:paragraph-properties fo:text-align="justify" style:justify-single-word="false"/>
      <style:text-properties fo:font-size="11.5pt" fo:font-weight="bold" officeooo:rsid="001e33c9" officeooo:paragraph-rsid="0019d898" style:font-size-asian="11.5pt" style:font-weight-asian="bold" style:font-size-complex="11.5pt" style:font-weight-complex="bold"/>
    </style:style>
    <style:style style:name="P8" style:family="paragraph" style:parent-style-name="Standard">
      <style:paragraph-properties fo:text-align="justify" style:justify-single-word="false"/>
      <style:text-properties fo:font-size="11.5pt" fo:font-weight="bold" officeooo:rsid="0022a4b7" officeooo:paragraph-rsid="0019d898" style:font-size-asian="11.5pt" style:font-weight-asian="bold" style:font-size-complex="11.5pt" style:font-weight-complex="bold"/>
    </style:style>
    <style:style style:name="P9" style:family="paragraph" style:parent-style-name="Standard">
      <style:paragraph-properties fo:margin-left="0cm" fo:margin-right="0cm" fo:text-align="justify" style:justify-single-word="false" fo:text-indent="0cm" style:auto-text-indent="false"/>
      <style:text-properties fo:font-size="11.5pt" fo:font-weight="bold" officeooo:rsid="0023dbcf" officeooo:paragraph-rsid="0019d898" style:font-size-asian="11.5pt" style:font-weight-asian="bold" style:font-size-complex="11.5pt" style:font-weight-complex="bold"/>
    </style:style>
    <style:style style:name="P10" style:family="paragraph" style:parent-style-name="Standard">
      <style:paragraph-properties fo:text-align="justify" style:justify-single-word="false"/>
      <style:text-properties fo:font-size="11.5pt" fo:font-weight="normal" officeooo:rsid="0022a4b7" officeooo:paragraph-rsid="0019d898" style:font-size-asian="11.5pt" style:font-weight-asian="normal" style:font-size-complex="11.5pt"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fo:font-size="11.5pt" fo:font-weight="normal" officeooo:rsid="0022a4b7" officeooo:paragraph-rsid="0019d898" style:font-size-asian="11.5pt" style:font-weight-asian="normal" style:font-size-complex="11.5pt" style:font-weight-complex="normal"/>
    </style:style>
    <style:style style:name="P12" style:family="paragraph" style:parent-style-name="Standard">
      <style:paragraph-properties fo:margin-left="1.251cm" fo:margin-right="0cm" fo:text-align="justify" style:justify-single-word="false" fo:text-indent="0cm" style:auto-text-indent="false"/>
      <style:text-properties fo:font-size="11.5pt" fo:font-weight="normal" officeooo:rsid="0023dbcf" officeooo:paragraph-rsid="0019d898" style:font-size-asian="11.5pt" style:font-weight-asian="normal" style:font-size-complex="11.5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fo:font-size="11.5pt" fo:font-style="normal" fo:font-weight="normal" officeooo:rsid="0025a4ac" officeooo:paragraph-rsid="0019d898" style:font-size-asian="11.5pt" style:font-style-asian="normal" style:font-weight-asian="normal" style:font-size-complex="11.5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fo:font-size="11.5pt" fo:font-style="normal" fo:font-weight="bold" officeooo:rsid="002b1779" officeooo:paragraph-rsid="0019d898" style:font-size-asian="11.5pt" style:font-style-asian="normal" style:font-weight-asian="bold" style:font-size-complex="11.5pt" style:font-style-complex="normal" style:font-weight-complex="bold"/>
    </style:style>
    <style:style style:name="P15" style:family="paragraph" style:parent-style-name="Standard">
      <style:paragraph-properties fo:text-align="center" style:justify-single-word="false"/>
      <style:text-properties fo:font-size="18pt" fo:font-weight="bold" officeooo:rsid="002b1779" officeooo:paragraph-rsid="0019d898" style:font-size-asian="18pt" style:font-weight-asian="bold" style:font-size-complex="18pt" style:font-weight-complex="bold"/>
    </style:style>
    <style:style style:name="T1" style:family="text">
      <style:text-properties officeooo:rsid="0029a266"/>
    </style:style>
    <style:style style:name="T2" style:family="text">
      <style:text-properties officeooo:rsid="002b1779"/>
    </style:style>
    <style:style style:name="T3" style:family="text">
      <style:text-properties officeooo:rsid="002141d2"/>
    </style:style>
    <style:style style:name="T4" style:family="text">
      <style:text-properties fo:font-weight="bold" style:font-weight-asian="bold" style:font-weight-complex="bold"/>
    </style:style>
    <style:style style:name="T5" style:family="text">
      <style:text-properties fo:font-weight="bold" officeooo:rsid="002a1e33" style:font-weight-asian="bold" style:font-weight-complex="bold"/>
    </style:style>
    <style:style style:name="T6" style:family="text">
      <style:text-properties fo:font-weight="bold" officeooo:rsid="002141d2" style:font-weight-asian="bold" style:font-weight-complex="bold"/>
    </style:style>
    <style:style style:name="T7" style:family="text">
      <style:text-properties fo:font-weight="bold" officeooo:rsid="0019d898" style:font-weight-asian="bold" style:font-weight-complex="bold"/>
    </style:style>
    <style:style style:name="T8" style:family="text">
      <style:text-properties officeooo:rsid="0022a4b7"/>
    </style:style>
    <style:style style:name="T9" style:family="text">
      <style:text-properties officeooo:rsid="00358a41"/>
    </style:style>
    <style:style style:name="T10" style:family="text">
      <style:text-properties officeooo:rsid="0025a4ac"/>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0616f" style:font-style-asian="normal" style:font-style-complex="normal"/>
    </style:style>
    <style:style style:name="T14" style:family="text">
      <style:text-properties fo:font-style="normal" officeooo:rsid="0023dbcf" style:font-style-asian="normal" style:font-style-complex="normal"/>
    </style:style>
    <style:style style:name="T15" style:family="text">
      <style:text-properties fo:font-style="normal" officeooo:rsid="0025a4ac" style:font-style-asian="normal" style:font-style-complex="normal"/>
    </style:style>
    <style:style style:name="T16" style:family="text">
      <style:text-properties fo:font-style="normal" officeooo:rsid="002b1779" style:font-style-asian="normal" style:font-style-complex="normal"/>
    </style:style>
    <style:style style:name="T17" style:family="text">
      <style:text-properties fo:font-style="normal" officeooo:rsid="0019d898" style:font-style-asian="normal" style:font-style-complex="normal"/>
    </style:style>
    <style:style style:name="T18" style:family="text">
      <style:text-properties fo:font-style="normal" fo:font-weight="bold" officeooo:rsid="0025a4ac" style:font-style-asian="normal" style:font-weight-asian="bold" style:font-style-complex="normal" style:font-weight-complex="bold"/>
    </style:style>
    <style:style style:name="T19" style:family="text">
      <style:text-properties fo:font-style="normal" fo:font-weight="bold" officeooo:rsid="0023dbcf" style:font-style-asian="normal" style:font-weight-asian="bold" style:font-style-complex="normal" style:font-weight-complex="bold"/>
    </style:style>
    <style:style style:name="T20" style:family="text">
      <style:text-properties fo:font-style="normal" fo:font-weight="bold" officeooo:rsid="00288377" style:font-style-asian="normal" style:font-weight-asian="bold" style:font-style-complex="normal" style:font-weight-complex="bold"/>
    </style:style>
    <style:style style:name="T21" style:family="text">
      <style:text-properties fo:font-style="normal" fo:font-weight="normal" officeooo:rsid="00288377" style:font-style-asian="normal" style:font-weight-asian="normal" style:font-style-complex="normal" style:font-weight-complex="normal"/>
    </style:style>
    <style:style style:name="T22" style:family="text">
      <style:text-properties fo:font-style="normal" fo:font-weight="normal" officeooo:rsid="0028f5a0" style:font-style-asian="normal" style:font-weight-asian="normal" style:font-style-complex="normal" style:font-weight-complex="normal"/>
    </style:style>
    <style:style style:name="T23" style:family="text">
      <style:text-properties fo:font-style="normal" fo:font-weight="normal" officeooo:rsid="0029a266" style:font-style-asian="normal" style:font-weight-asian="normal" style:font-style-complex="normal" style:font-weight-complex="normal"/>
    </style:style>
    <style:style style:name="T24" style:family="text">
      <style:text-properties fo:font-style="normal" fo:font-weight="normal" officeooo:rsid="0019d898" style:font-style-asian="normal" style:font-weight-asian="normal" style:font-style-complex="normal" style:font-weight-complex="normal"/>
    </style:style>
    <style:style style:name="T25" style:family="text">
      <style:text-properties officeooo:rsid="0019d898"/>
    </style:style>
    <style:style style:name="T26" style:family="text">
      <style:text-properties fo:font-weight="normal" officeooo:rsid="0019d89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5">Rappels :</text:span> Athènes au Vè siècle</text:p>
      <text:p text:style-name="P7"/>
      <text:p text:style-name="P7"/>
      <text:p text:style-name="P7"/>
      <text:p text:style-name="P7"><text:span text:style-name="T25">I</text:span><text:span text:style-name="T2">. </text:span>Le contexte historique</text:p>
      <text:p text:style-name="P4"/>
      <text:p text:style-name="P4">- A l’époque, la Grèce n’est pas un pays unifié <text:span text:style-name="T3">politiquement et juridiquement comme elle l’est aujourd’hui</text:span>. Elle est en fait composé <text:span text:style-name="T3">de quelques</text:span> « <text:span text:style-name="T4">cité</text:span><text:span text:style-name="T5">s</text:span><text:span text:style-name="T4">-Etats</text:span> » <text:span text:style-name="T3">(en premier lieu </text:span><text:span text:style-name="T6">Athènes</text:span><text:span text:style-name="T3"> et </text:span><text:span text:style-name="T6">Sparte</text:span><text:span text:style-name="T3">), qui ont leurs propres lois et leur propre gouvernement ; diverses </text:span><text:span text:style-name="T6">colonies </text:span><text:span text:style-name="T7">grecques </text:span><text:span text:style-name="T26">s’établissent</text:span><text:span text:style-name="T3">, dont les plus importantes sont situées dans les îles et sur les côtes de la mer Méditerranée.</text:span></text:p>
      <text:p text:style-name="P4"/>
      <text:p text:style-name="P4">- <text:span text:style-name="T3">Le Vè siècle représente l’apogée de la puissance d’Athènes, qui dispose d’une impressionnante puissance militaire, économique et diplomatique. Ce siècle est au cœur du « </text:span><text:span text:style-name="T6">miracle grec</text:span><text:span text:style-name="T3"> »</text:span><text:span text:style-name="T3"><text:note text:id="ftn0" text:note-class="footnote"><text:note-citation>1</text:note-citation><text:note-body><text:p text:style-name="P2">On doit l’expression à l’écrivain Ernest Renan (<text:span text:style-name="T11">Souvenirs d'enfance et de jeunesse</text:span>, 1883)</text:p></text:note-body></text:note></text:span><text:span text:style-name="T3">, c’est-à-dire de l’extraordinaire inventivité intellectuelle de l’époque : invention de la mathématique, de la philosophie, de la démocratie, et brillantes innovations artistiques.</text:span></text:p>
      <text:p text:style-name="P4"/>
      <text:p text:style-name="P4">- <text:span text:style-name="T8">P</text:span>oussé<text:span text:style-name="T8">e</text:span> par son ambition, la Grèce se heurte<text:span text:style-name="T8">ra à la fin du Vè siècle</text:span> à la rivalité de Sparte et de ses alliés. La <text:span text:style-name="T4">guerre du Péloponnèse</text:span> <text:span text:style-name="T8">(de </text:span>-431 <text:span text:style-name="T8">à </text:span>-404<text:span text:style-name="T8">) se termine</text:span> par la capitulation d’Athènes et <text:span text:style-name="T9">le</text:span> démantèlement de son empire. Athènes ne retrouvera jamais sa gloire passée.</text:p>
      <text:p text:style-name="P5"/>
      <text:p text:style-name="P5"/>
      <text:p text:style-name="P8"><text:span text:style-name="T25">II</text:span><text:span text:style-name="T2">. </text:span>Le contexte <text:span text:style-name="T10">institutionnel</text:span></text:p>
      <text:p text:style-name="P8"/>
      <text:p text:style-name="P10">Athènes est une <text:span text:style-name="T4">démocratie</text:span> (de <text:span text:style-name="T11">demos</text:span><text:span text:style-name="T12">, <text:s/>le peuple, et </text:span><text:span text:style-name="T11">kratos</text:span><text:span text:style-name="T12">, le pouvoir). </text:span><text:span text:style-name="T13">En</text:span><text:span text:style-name="T14"> fait, la participation à la vie politique était plutôt réservée aux Athéniens riches, mais au milieu du Vè siècle Périclès met en place une indemnité journalière qui permet au citoyens les plus pauvres et les plus éloignés du centre-ville de participer aux débats et aux décisions : </text:span><text:span text:style-name="T15">on s’approche alors d’une véritable démocratie</text:span><text:span text:style-name="T14"><text:note text:id="ftn3" text:note-class="footnote"><text:note-citation>2</text:note-citation><text:note-body><text:p text:style-name="P1"><text:span text:style-name="T10">Rappelons tout de même que l</text:span>es femmes, <text:span text:style-name="T10">l</text:span>es esclaves et <text:span text:style-name="T10">l</text:span>es « métèques » (étrangers) <text:span text:style-name="T10">en sont exclus</text:span>, ce qui relativise la portée de la démocratie athénienne ! <text:span text:style-name="T25">Au Ve s. av. J.-C., les citoyens représentent 10 % à 15 % de la population de l’Attique.</text:span></text:p></text:note-body></text:note></text:span><text:span text:style-name="T14">.</text:span></text:p>
      <text:p text:style-name="P11"><text:span text:style-name="T14">- L</text:span><text:span text:style-name="T15">a</text:span><text:span text:style-name="T14"> principale institution </text:span><text:span text:style-name="T18">politique</text:span><text:span text:style-name="T15"> (qui décide des lois)</text:span><text:span text:style-name="T14"> </text:span><text:span text:style-name="T15">est l</text:span><text:span text:style-name="T14">’</text:span><text:span text:style-name="T19">Ecclésia</text:span><text:span text:style-name="T14">, l’assemblée de tous les citoyens. N’importe </text:span><text:span text:style-name="T15">qui</text:span><text:span text:style-name="T14"> peut </text:span><text:span text:style-name="T15">y </text:span><text:span text:style-name="T14">prendre la parole.</text:span></text:p>
      <text:p text:style-name="P12"><text:span text:style-name="T12">- </text:span><text:span text:style-name="T15">La principale institution </text:span><text:span text:style-name="T18">juridique</text:span><text:span text:style-name="T15"> (qui décide de la culpabilité ou de l’innocence des citoyens) est l’</text:span><text:span text:style-name="T18">Héliée</text:span><text:span text:style-name="T15">. Les jurés sont tirés au sort parmi l’ensemble des citoyens.</text:span></text:p>
      <text:p text:style-name="P13"/>
      <text:p text:style-name="P13"/>
      <text:p text:style-name="P9"><text:span text:style-name="T17">III</text:span><text:span text:style-name="T16">. La place de la parole</text:span></text:p>
      <text:p text:style-name="P14"/>
      <text:p text:style-name="P6"><text:span text:style-name="T21">Dans ce contexte démocratique, la </text:span><text:span text:style-name="T20">parole</text:span><text:span text:style-name="T21"> </text:span><text:span text:style-name="T22">acquiert un immense</text:span><text:span text:style-name="T21"> </text:span><text:span text:style-name="T20">pouvoir </text:span><text:span text:style-name="T21">: </text:span><text:span text:style-name="T22">p</text:span><text:span text:style-name="T21">our obtenir l</text:span><text:span text:style-name="T24">a direction des affaires militaires (stratège)</text:span><text:span text:style-name="T21">, vous devez être élu par </text:span><text:span text:style-name="T22">l’Ecclésia</text:span><text:span text:style-name="T21">. </text:span><text:span text:style-name="T24">Les lois y sont votées dans des débats animés.</text:span><text:span text:style-name="T21"> Pour ne pas ê</text:span><text:span text:style-name="T22">tre condamné par la justice, vous devez être acquitté par l’Héliée. Dans </text:span><text:span text:style-name="T24">tous les </text:span><text:span text:style-name="T22"><text:s/>cas, il s’agit de convaincre une assemblée de citoyens grâce à </text:span><text:span text:style-name="T23">vos</text:span><text:span text:style-name="T22"> discours.</text:span></text:p>
      <text:p text:style-name="P5"/>
      <text:p text:style-name="P3">Par conséquent, dans l’Athènes du Vè siècle, les véritables maîtres du pouvoir sont les maîtres de la parole. <text:span text:style-name="T1">C’est pourquoi à cette époque</text:span> les experts de la parole jouiront d’un très grand presti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21:15:56.739000000</meta:creation-date>
    <dc:date>2023-03-02T22:17:12.531000000</dc:date>
    <meta:editing-duration>PT1H1M15S</meta:editing-duration>
    <meta:editing-cycles>1</meta:editing-cycles>
    <meta:document-statistic meta:table-count="0" meta:image-count="0" meta:object-count="0" meta:page-count="1" meta:paragraph-count="14" meta:word-count="458" meta:character-count="2799" meta:non-whitespace-character-count="2353"/>
    <meta:generator>LibreOffice/7.4.4.2$Windows_X86_64 LibreOffice_project/85569322deea74ec9134968a29af2df5663baa21</meta:generator>
  </office:meta>
</office:document-meta>
</file>